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87.51mm"/>
    </style:style>
    <style:style style:name="co4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24.34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16.58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8.59mm" fo:break-before="auto" style:use-optimal-row-height="true"/>
    </style:style>
    <style:style style:name="ro11" style:family="table-row">
      <style:table-row-properties style:row-height="16.53mm" fo:break-before="auto" style:use-optimal-row-height="true"/>
    </style:style>
    <style:style style:name="ro12" style:family="table-row">
      <style:table-row-properties style:row-height="8.71mm" fo:break-before="auto" style:use-optimal-row-height="true"/>
    </style:style>
    <style:style style:name="ro13" style:family="table-row">
      <style:table-row-properties style:row-height="16.49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able-cell-properties fo:border="0.74pt solid #000000"/>
      <style:text-properties style:font-name="Liberation Sans" style:font-name-asian="Noto Sans CJK SC Regular" style:font-name-complex="Lohit Devanagari"/>
    </style:style>
    <style:style style:name="ce5" style:family="table-cell" style:parent-style-name="Default">
      <style:table-cell-properties fo:border="0.74pt solid #000000"/>
      <style:text-properties style:font-name="Liberation Sans" style:font-name-asian="Noto Sans CJK SC Regular" style:font-name-complex="Lohit Devanagari"/>
    </style:style>
    <style:style style:name="T1" style:family="text">
      <style:text-properties style:font-name-asian="Noto Sans CJK SC Regular" style:font-name-complex="Lohit Devanagari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 table:number-columns-spanned="4" table:number-rows-spanned="1">
            <text:p>CASOS DE USO EXPANDID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string" calcext:value-type="string">
            <text:p>CASO USO 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Verificar Disponibilidad Habit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, Cliente(Inicia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omprobar que una habitacion esta </text:p>
            <text:p>Disponible en un intervalo de tiempo</text:p>
          </table:table-cell>
          <table:covered-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Resumen:</text:p>
          </table:table-cell>
          <table:table-cell office:value-type="string" calcext:value-type="string" table:number-columns-spanned="3" table:number-rows-spanned="1">
            <text:p>El recepcionista ingresa el rango de</text:p>
            <text:p>fechas que el cliente desea sobre una </text:p>
            <text:p>habitacion en especifico y con esto </text:p>
            <text:p>verificar si la habitacion esta disponible</text:p>
            <text:p> Para poder ejecutar una reservacion </text:p>
            <text:p>En el tiempo indicad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l cliente desee hospedarse en el</text:p>
            <text:p>Hotel y se lo comunique al recepcionist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,CU9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 El cliente llama al hotel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2.- El recepcionista en turno atiende la </text:p>
            <text:p>Llamada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3.- El cliente le indica al recepcionista que</text:p>
            <text:p>Desea hospedarse en el hotel en un </text:p>
            <text:p>Intervalo de fecha indicada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4.- Ademas el cliente le indica al recepcionista</text:p>
            <text:p>En que habitacion desea hospedars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5.- El recepcionista procede a entrar a la pestaña</text:p>
            <text:p>De verificar disponibilidad de habitacion</text:p>
          </table:table-cell>
          <table:covered-table-cell/>
          <table:table-cell office:value-type="string" calcext:value-type="string" table:number-columns-spanned="2" table:number-rows-spanned="1">
            <text:p>6.- Se muestra en pantalla la </text:p>
            <text:p>Interfaz que contiene esta </text:p>
            <text:p>Funcionalidad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7.- El recepcionista introduce los datos de fechas</text:p>
            <text:p>Así como el numero de habitacion que el </text:p>
            <text:p>Cliente desea</text:p>
          </table:table-cell>
          <table:covered-table-cell/>
          <table:table-cell office:value-type="string" calcext:value-type="string" table:number-columns-spanned="2" table:number-rows-spanned="1">
            <text:p>8.- El sistema manda un mensaje</text:p>
            <text:p>Diciendo que si esta disponible la habitacion, </text:p>
            <text:p>y muestra los datos de esta.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9.- El recepcionista le indica al cliente que si esta</text:p>
            <text:p>Disponible la habitacion, así como el preci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El cliente no dio datos de fechas correctas, por lo tanto el sistema manda </text:p>
            <text:p>Un mensaje de erro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7: </text:p>
          </table:table-cell>
          <table:table-cell office:value-type="string" calcext:value-type="string" table:number-columns-spanned="3" table:number-rows-spanned="1">
            <text:p>El cliente no dio dato correcto de la habitacion que desea hospedarse.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Linea 8:</text:p>
          </table:table-cell>
          <table:table-cell office:value-type="string" calcext:value-type="string" table:number-columns-spanned="3" table:number-rows-spanned="1">
            <text:p>No esta disponible la habitacion, por lo que el sistema se</text:p>
            <text:p>Lo indica al cliente.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/>
          <table:table-cell table:style-name="Default" office:value-type="string" calcext:value-type="string">
            <text:p>CASO USO 2</text:p>
          </table:table-cell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servar Habit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,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Hacer la reserva correspondiente en el intervalo de tiempo correspondiente</text:p>
          </table:table-cell>
          <table:covered-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recepcionista ingresa el rango de fechas asignadas a la reservacion,</text:span></text:p>
            <text:p><text:span text:style-name="T1">ademas de agregar el dpi del cliente, y el numero de habitacion que desea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l cliente haya aceptado el precio de la habitacion por noche y el total a</text:p>
            <text:p>pagar 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,CU9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5">
          <table:table-cell/>
          <table:table-cell office:value-type="string" calcext:value-type="string" table:number-columns-spanned="2" table:number-rows-spanned="1">
            <text:p>1.- El recepcionista procede a entrar a la funcionalidad</text:p>
            <text:p>De reservar habitacion, en la interfaz donde se muestra</text:p>
            <text:p>La disponibilidad de habitacion, por medio de un boton</text:p>
            <text:p>Ubicado en un lugar visible.</text:p>
          </table:table-cell>
          <table:covered-table-cell/>
          <table:table-cell office:value-type="string" calcext:value-type="string" table:number-columns-spanned="2" table:number-rows-spanned="1">
            <text:p>2.-El sistema abre la pestaña o interfaz que sirve </text:p>
            <text:p>Para reservar la habitacion.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3.- El recepcionista introduce los datos de las fechas</text:p>
            <text:p>En las cuales se hará la reservacion, así como el DPI</text:p>
            <text:p>Del cliente.</text:p>
          </table:table-cell>
          <table:covered-table-cell/>
          <table:table-cell office:value-type="string" calcext:value-type="string" table:number-columns-spanned="2" table:number-rows-spanned="1">
            <text:p>4.-El sistema agregara los datos</text:p>
            <text:p>Del cliente según el DPI del mismo.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5.- El Recepcionista le indicara los datos de la reservacion</text:p>
            <text:p>A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6.- El cliente aceptara la informacion así como los</text:p>
            <text:p>Terminos y condiciones del hotel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1">
            <text:p>7.- El recepcionista procede a realizar la reservacion</text:p>
            <text:p>De la habitacion.</text:p>
          </table:table-cell>
          <table:covered-table-cell/>
          <table:table-cell office:value-type="string" calcext:value-type="string" table:number-columns-spanned="2" table:number-rows-spanned="1">
            <text:p>8.- Se muestra en pantalla la </text:p>
            <text:p>Interfaz que contiene esta </text:p>
            <text:p>Funcionalidad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1">
            <text:p>9.- El recepcionista introduce los datos de fechas</text:p>
            <text:p>Así como el numero de habitacion que el </text:p>
            <text:p>Cliente desea</text:p>
          </table:table-cell>
          <table:covered-table-cell/>
          <table:table-cell office:value-type="string" calcext:value-type="string" table:number-columns-spanned="2" table:number-rows-spanned="1">
            <text:p>10.- El sistema manda un mensaje</text:p>
            <text:p>Diciendo que si esta disponible la habitacion, </text:p>
            <text:p>y muestra los datos de esta.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11.- El recepcionista le indica al cliente que si esta</text:p>
            <text:p>Disponible la habitacion, así como el precio.</text:p>
          </table:table-cell>
          <table:covered-table-cell/>
          <table:table-cell office:value-type="string" calcext:value-type="string" table:number-columns-spanned="2" table:number-rows-spanned="1">
            <text:p>12.- El sistema da un mensaje diciendo que se </text:p>
            <text:p>Realizo correctamente la reservacion.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1">
            <text:p>13.- El recepcionista le indica al cliente que su </text:p>
            <text:p>Reservacion esta completada indicandole el numero</text:p>
            <text:p>De reserv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El cliente no acepta los terminos y condiciones por lo cual se corta la reservacion.</text:p>
            <text:p>Un mensaje de error.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Linea 3: </text:p>
          </table:table-cell>
          <table:table-cell office:value-type="string" calcext:value-type="string" table:number-columns-spanned="3" table:number-rows-spanned="1">
            <text:p>El DPI del cliente no esta registrado en el sistema, por lo cual abrira la interfaz para </text:p>
            <text:p>Agregar la informacion del cliente(CU27) y luego procedera el rumbo normal.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/>
          <table:table-cell table:style-name="Default" office:value-type="string" calcext:value-type="string">
            <text:p>CASO USO 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Pagar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,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Realizar el pago sobre la habitacion que se va a ocupar.</text:p>
          </table:table-cell>
          <table:covered-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indica al cliente cuanto es lo que hay que pagar por la habitacion el </text:p>
            <text:p>tiempo que se pidio, el cliente le paga y el Recepcionista recibe el diner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se tenga que pagar el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34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1.- El recepcionista oprime el boton pagar, que esta en la </text:p>
            <text:p>Intefaz de check in.</text:p>
          </table:table-cell>
          <table:covered-table-cell/>
          <table:table-cell office:value-type="string" calcext:value-type="string" table:number-columns-spanned="2" table:number-rows-spanned="1">
            <text:p>2.-El sistema abre la interfaz o pestaña con la que </text:p>
            <text:p>Se llevara acabo el pago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3.- El recepcionista le indica al cliente cuanto hay que pagar 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4.- El cliente proporciona alguna forma de pago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El recepcionista recibe el pago y lo introduce en el sistema.</text:p>
          </table:table-cell>
          <table:covered-table-cell/>
          <table:table-cell office:value-type="string" calcext:value-type="string" table:number-columns-spanned="2" table:number-rows-spanned="1">
            <text:p>6.- Se registra el pago en el sistema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7.- El recepcionista indica que se cumplio el pago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El cliente no propociona una forma de pago valida, con lo cual el sistema se queda </text:p>
            <text:p>Esperando a que de algo valido para paga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 </text:p>
          </table:table-cell>
          <table:table-cell office:value-type="string" calcext:value-type="string" table:number-columns-spanned="3" table:number-rows-spanned="1">
            <text:p>La forma de pago del cliente es con algun método diferente, y se pagaria <text:s/>con el método pertinente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USO 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alizar Check-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, Cli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Realizar check in sobre alguna reservacion pre- realizada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cliente indica el numero de reservacion al recepcionista y este procede a registrar el </text:p>
            <text:p>check-in en el sistema. El recepcionista le indica el lugar de su habitacion, y le entrega </text:p>
            <text:p>Las pertenencias de la habit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l cliente llegue al hotel el dia que le toca hacer el check-in y proceda a realizar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3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 El cliente llega al hotel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2.- El recepcionista en turno atiende al client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3.- El cliente le indica al recepcionista que va a hacer check</text:p>
            <text:p>In, indicandole el numero de reservacion que se le proporciono</text:p>
            <text:p>Al momento de hacer la reserv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4.-El recepcionista procede oprimir el boton de hacer check in </text:p>
            <text:p>Que se encuentra en su interfaz.</text:p>
          </table:table-cell>
          <table:covered-table-cell/>
          <table:table-cell office:value-type="string" calcext:value-type="string" table:number-columns-spanned="2" table:number-rows-spanned="1">
            <text:p>5.- Se despliega la interfaz que contiene lo relacionado a hacer check in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6.- El recepcionista introduce los datos proporcionados por el </text:p>
            <text:p>Cliente.</text:p>
          </table:table-cell>
          <table:covered-table-cell/>
          <table:table-cell office:value-type="string" calcext:value-type="string" table:number-columns-spanned="2" table:number-rows-spanned="1">
            <text:p>7.- Se muestra en pantalla los datos de la reservacion consultada.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8.- El recepcionista le informa los datos al cliente para verificar</text:p>
            <text:p>La reservacion. Y procede a registrar el alojamiento.</text:p>
          </table:table-cell>
          <table:covered-table-cell/>
          <table:table-cell office:value-type="string" calcext:value-type="string" table:number-columns-spanned="2" table:number-rows-spanned="1">
            <text:p>9.- El sistema muestra el numero de alojamiento así como la cantidad a pagar.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10.- El cliente paga y se le proporcionan los objetos de la </text:p>
            <text:p>Habit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El numero de reservacion no es un numero registrado, por lo cual el sistema dice que no</text:p>
            <text:p> Existe una reservacion con ese numer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10: </text:p>
          </table:table-cell>
          <table:table-cell office:value-type="string" calcext:value-type="string" table:number-columns-spanned="3" table:number-rows-spanned="1">
            <text:p>El cliente no cuenta con suficiente dinero por lo cual se cancela el check i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CASO USO 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ancelar Reserv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, Cli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ancelar una reservacion hecha previamente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cliente le indica al recepcionista que ya no desea tener la reservacion en el hotel, para </text:p>
            <text:p>esto le indica por medio del numero de reservacion cual es la indicada, el recepcionista</text:p>
            <text:p> Procede a buscar la reservacion pertinente y a cancelarl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1.- El cliente llega a recepcion y le indica al recepcionista que</text:p>
            <text:p>Desea cancelar una reserv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2.- El recepcionista en turno atiende al cliente y procede a abrir </text:p>
            <text:p>La pestaña de reservaciones por medio de un boton de su </text:p>
            <text:p>Interfaz.</text:p>
          </table:table-cell>
          <table:covered-table-cell/>
          <table:table-cell office:value-type="string" calcext:value-type="string" table:number-columns-spanned="2" table:number-rows-spanned="1">
            <text:p>3.- El sistema abre la interfaz que tiene que ver con las reservaciones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4.- El cliente proporciona el numero de reserv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5.-El recepcionista procede a introducir el numero</text:p>
            <text:p> Propocionado.</text:p>
          </table:table-cell>
          <table:covered-table-cell/>
          <table:table-cell office:value-type="string" calcext:value-type="string" table:number-columns-spanned="2" table:number-rows-spanned="1">
            <text:p>6.- Se muestra la reservacion con los datos de la misma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7.- El recepcionista cancela la reserv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El numero de reservacion no es un numero registrado, por lo cual el sistema dice que no</text:p>
            <text:p> Existe una reservacion con ese numer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CASO USO 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Liberar Reserv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Liberar una reservacion..</text:p>
          </table:table-cell>
          <table:covered-table-cell table:number-columns-repeated="2"/>
        </table:table-row>
        <table:table-row table:style-name="ro8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Recepcionista procede a quitar una reservacion o a habilitar una </text:span></text:p>
            <text:p><text:span text:style-name="T1">habitacion en las fechas indicadas en la reservacion que se cancelo,</text:span></text:p>
            <text:p><text:span text:style-name="T1"> haciendo que esta este libre para una nueva reservacion en ese rango </text:span></text:p>
            <text:p><text:span text:style-name="T1">De fechas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se tenga una reservacion la cual se quiere cancela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,CU5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1.- El recepcionista oprime el boton de liberar reservacion, en la</text:p>
            <text:p>Interfaz de cancelar reservacion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e liberar reservacion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3.- El recepcionista confirma la informacion de la reservacion</text:p>
            <text:p>A cancelar y oprime el boton de liberar ubicado en esa interfaz.</text:p>
          </table:table-cell>
          <table:covered-table-cell/>
          <table:table-cell office:value-type="string" calcext:value-type="string" table:number-columns-spanned="2" table:number-rows-spanned="1">
            <text:p>4.- El sistema muestra un mensaje diciendo que ya se libero la reservacion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 El recepcionista termina el proces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La informacion mostrada no es la adecuada por lo cual el recepcionista cancela la liberacion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USO 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7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Solicitar Servicio Habit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Cliente(Inicia), Empleado Restaura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ancelar una reservacion hecha previamente.</text:p>
          </table:table-cell>
          <table:covered-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cliente procede a solicitar el servicio de habitacion, para esto llega </text:span></text:p>
            <text:p><text:span text:style-name="T1">el empleado de restaurante a tomar listado de que es lo que desea</text:span></text:p>
            <text:p><text:span text:style-name="T1"> consumir el cliente, el empleado de restaurante procede a darle lo</text:span></text:p>
            <text:p><text:span text:style-name="T1"> Pedido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0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 El cliente solicita servicio de habit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2.- El empleado de restaurante llega a la habitacion donde se</text:p>
            <text:p>Solicito el servicio</text:p>
          </table:table-cell>
          <table:covered-table-cell/>
          <table:table-cell office:value-type="string" calcext:value-type="string" table:number-columns-spanned="2" table:number-rows-spanned="1">
            <text:p>3.- El sistema abre la interfaz que tiene que ver con las reservaciones.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4.- El cliente le indica al empleado sobre que es lo que desea</text:p>
            <text:p>Consumi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5.-El Empleado apacha el boton para abrir la interfaz para tomar</text:p>
            <text:p>pedido. Ubicado en su interfaz.</text:p>
          </table:table-cell>
          <table:covered-table-cell/>
          <table:table-cell office:value-type="string" calcext:value-type="string" table:number-columns-spanned="2" table:number-rows-spanned="1">
            <text:p>6.- Se muestra la interfaz para tomar pedido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7.- El empleado se va de la habitacion, con el pedido de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El cliente ya no desea nada por lo cual se aborta el pedido y el empleado se v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No hay nada que el cliente desee del menú por lo cual se aborta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CASO USO 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8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Pagar Consumo Restaura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Cliente, Recepcionista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Pagar el consumo de algun cliente</text:p>
          </table:table-cell>
          <table:covered-table-cell table:number-columns-repeated="2"/>
        </table:table-row>
        <table:table-row table:style-name="ro9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cliente procede a pagar lo que esta indicado en el listado de consumo, este listado </text:span></text:p>
            <text:p><text:span text:style-name="T1">contiene todo lo que consumio durante su estadia, el recepcionista procede a recibir </text:span></text:p>
            <text:p><text:span text:style-name="T1">El dinero y a dar vuelto si es necesario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Exista algun consumo hecho previam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34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.- El cliente le informa al recepcionista que va a pagar lo del </text:p>
            <text:p>Consumo en el restaurant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2.- El recepcionista procede a dar click al boton de ver </text:p>
            <text:p>Consumo de algun alojamiento</text:p>
          </table:table-cell>
          <table:covered-table-cell/>
          <table:table-cell office:value-type="string" calcext:value-type="string" table:number-columns-spanned="2" table:number-rows-spanned="1">
            <text:p>3.- El sistema abre la interfaz que tiene que ver con</text:p>
            <text:p>La informacion de resturante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4.- El Recepcionista le pide el numero de alojamient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El cliente le proporciona los datos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6.- El recepcionista introduce el numero propocionado de </text:p>
            <text:p>Alojamiento.</text:p>
          </table:table-cell>
          <table:covered-table-cell/>
          <table:table-cell office:value-type="string" calcext:value-type="string" table:number-columns-spanned="2" table:number-rows-spanned="1">
            <text:p>7.- Se muestra en pantalla la informacion del </text:p>
            <text:p>Consumo del cliente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8.- El recepcionista le informa al cliente cuanto hay que pagar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9.- El cliente le proporciona el dinero al recepcionist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0.- El recepcionista introduce que ya se pago en el sistema.</text:p>
          </table:table-cell>
          <table:covered-table-cell/>
          <table:table-cell office:value-type="string" calcext:value-type="string" table:number-columns-spanned="2" table:number-rows-spanned="1">
            <text:p>11.- Se muestra el mensaje de que se pago y se</text:p>
            <text:p>Cierra la pestaña-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2.- El recepcionista le proporciona la factura de lo pagado</text:p>
            <text:p>A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No es un numero de alojamiento valido por lo cual se queda en espera de otro numer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CASO USO 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9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xtender Estadi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Cliente(inicia), Recepcion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xtender la estadia de un cliente</text:p>
          </table:table-cell>
          <table:covered-table-cell table:number-columns-repeated="2"/>
        </table:table-row>
        <table:table-row table:style-name="ro11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cliente le notifica al recepcionista que desea alargar su estadia, indicandole hasta</text:span></text:p>
            <text:p><text:span text:style-name="T1"> que fecha desea, el recepcionista verifica si la habitacion en la que se encuentra </text:span></text:p>
            <text:p><text:span text:style-name="T1">esta disponible hasta esa fecha, y le notifica si es posible seguir en esa habitacion o</text:span></text:p>
            <text:p><text:span text:style-name="T1"> Le ofrece la opcion de cambiarse a otra que si este disponible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Exista algun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,CU2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.- El cliente le iinforma al recepcionista que desea extender</text:p>
            <text:p>Su estadia en el hotel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2.- El recepcionista procede a dar click al boton de ver </text:p>
            <text:p>Alojamientos.</text:p>
          </table:table-cell>
          <table:covered-table-cell/>
          <table:table-cell office:value-type="string" calcext:value-type="string" table:number-columns-spanned="2" table:number-rows-spanned="1">
            <text:p>3.- El sistema abre la interfaz que tiene que ver con</text:p>
            <text:p>La iinformacion de alojamientos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4.- El Recepcionista le pide el numero de alojamient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El cliente le proporciona los datos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6.- El recepcionista introduce el numero propocionado de </text:p>
            <text:p>Alojamiento.</text:p>
          </table:table-cell>
          <table:covered-table-cell/>
          <table:table-cell office:value-type="string" calcext:value-type="string" table:number-columns-spanned="2" table:number-rows-spanned="1">
            <text:p>7.- Se muestra en pantalla la informacion del</text:p>
            <text:p>Alojamiento del cliente.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8.- El recepcionista le pregunta hasta que fecha desea</text:p>
            <text:p>Quedars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9.- El cliente le proporciona la fecha al recepcionist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0.- El recepcionista verifica si esta disponible(CU1)</text:p>
          </table:table-cell>
          <table:covered-table-cell/>
          <table:table-cell office:value-type="string" calcext:value-type="string" table:number-columns-spanned="2" table:number-rows-spanned="1">
            <text:p>11.- El sistema dice si esta disponible la habitacion</text:p>
            <text:p>En esas fechas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2.- El recepcionista procede a reservar la habitacion(CU2)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3.- Se genera la extencion del alojamient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5:</text:p>
          </table:table-cell>
          <table:table-cell office:value-type="string" calcext:value-type="string" table:number-columns-spanned="3" table:number-rows-spanned="1">
            <text:p>El cliente proporciona un numero de alojamiento equivocad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Tomar Pedid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Empleado Restaurante(inicia),Cli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Tomar el pedido de algun cliente.</text:p>
          </table:table-cell>
          <table:covered-table-cell table:number-columns-repeated="2"/>
        </table:table-row>
        <table:table-row table:style-name="ro10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empleado de restaurante toma nota de que es lo que el cliente desea consumir en</text:p>
            <text:p> Su orden. Indicandole el precio total que tendria su pedid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Exista algun servicio de habitacion, o que alguien llegue al restaura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7.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empleado da click al boton de tomar pedido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e tomar pedido.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3.- El empleado ingresa el numero de alojamiento para acceder</text:p>
            <text:p>Al lugar donde se tomara el pedido.</text:p>
          </table:table-cell>
          <table:covered-table-cell/>
          <table:table-cell office:value-type="string" calcext:value-type="string" table:number-columns-spanned="2" table:number-rows-spanned="1">
            <text:p>4.- El sistema muestra el area pertinente para </text:p>
            <text:p>Tomar el pedido, mostrando el menú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 El empleado le pregunta al cliente que desea ordenar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table:style-name="ce3" office:value-type="string" calcext:value-type="string" table:number-columns-spanned="2" table:number-rows-spanned="1">
            <text:p><text:span text:style-name="T1">6.- El cliente le indica que desea consumir, así como la </text:span></text:p>
            <text:p><text:span text:style-name="T1">Cantidad de los mismos.</text:span>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7.- El empleado va registrando cada articulo que desea el </text:p>
            <text:p>Cliente</text:p>
          </table:table-cell>
          <table:covered-table-cell/>
          <table:table-cell office:value-type="string" calcext:value-type="string" table:number-columns-spanned="2" table:number-rows-spanned="1">
            <text:p>8.- EL sistema los muestra en pantalla.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9.- El empleado termina de toma el pedido y le indica en cuanto</text:p>
            <text:p>Saldra el mism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0.- EL cliente acept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1.- El empleado se va con el pedi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El cliente se arrepiente de algun articulo y pide que lo quite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10: </text:p>
          </table:table-cell>
          <table:table-cell office:value-type="string" calcext:value-type="string" table:number-columns-spanned="3" table:number-rows-spanned="1">
            <text:p>El cliente no acepta el precio por todos los articulos, suspendiendo así el pedid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Generar Listado Consum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Empleado Restaurante.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Genear un listado con todos los consumos de un cliente.</text:p>
          </table:table-cell>
          <table:covered-table-cell table:number-columns-repeated="2"/>
        </table:table-row>
        <table:table-row table:style-name="ro9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empleado de restaurante hace un listado que no es mas que el conjunto de todos </text:p>
            <text:p>los consumos que va realizando un cliente, es decir, por cada consumo que haga el </text:p>
            <text:p>Cliente este se ira agregando al listado, para llevar un control detallad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se haya terminado de tomar un pedid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0.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.-El empleado registra los articulos comprados por el </text:p>
            <text:p>Cliente.</text:p>
          </table:table-cell>
          <table:covered-table-cell/>
          <table:table-cell office:value-type="string" calcext:value-type="string" table:number-columns-spanned="2" table:number-rows-spanned="1">
            <text:p>2.- El sistema muestra todos los articulos pedidos.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3.- El empleado le da click al boton de agregar al listado.</text:p>
          </table:table-cell>
          <table:covered-table-cell/>
          <table:table-cell office:value-type="string" calcext:value-type="string" table:number-columns-spanned="2" table:number-rows-spanned="1">
            <text:p>4.- Se añaden todos los articulos que se muestran</text:p>
            <text:p>En pantalla al sistema. Y muestra el mensaje de que</text:p>
            <text:p>Se completo la transaccion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 El empleado termina el proces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1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Añadir Item Menu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Agregar un nuevo elemento al menú del restaurante.</text:p>
          </table:table-cell>
          <table:covered-table-cell table:number-columns-repeated="2"/>
        </table:table-row>
        <table:table-row table:style-name="ro1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añade un elemento nuevo al menú, indicando el nombre de la comida, </text:p>
            <text:p>El tipo de comida que va a ser(Comida o Bebida) y el precio que tendrá de lanzamient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a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entra a la opcion menú, en su interfaz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e menú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gerente da click al boton de añaidr item.</text:p>
          </table:table-cell>
          <table:covered-table-cell/>
          <table:table-cell office:value-type="string" calcext:value-type="string" table:number-columns-spanned="2" table:number-rows-spanned="1">
            <text:p>4.- EL sistema muestra el lugar para añadir un nuevo</text:p>
            <text:p>Item al menú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5.- El gerente añade los datos del item del menú.</text:p>
          </table:table-cell>
          <table:covered-table-cell/>
          <table:table-cell office:value-type="string" calcext:value-type="string" table:number-columns-spanned="2" table:number-rows-spanned="1">
            <text:p>6.- El sistema valida la informacion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7..- El gerente visualiza el nuevo item dentro del menú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Faltan datos por completar, se muestra el mensaje de erro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Los datos no son los correctos por lo que manda mensaje de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ditar Item Del Menu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ditar la informacion de un item del menú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edita la informacion de un item del menú, indicando el nombre de la </text:p>
            <text:p>comida que se editara, aquí podra cambiar a su antojo las tres caracteristicas que </text:p>
            <text:p>iferencian a un item del menú, que seria el nombre de la comida, el tipo de comida, y el preci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 algun item delmenu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2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entra a la opcion menú, en su interfaz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e menú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gerente da click al item que desea editar.</text:p>
          </table:table-cell>
          <table:covered-table-cell/>
          <table:table-cell office:value-type="string" calcext:value-type="string" table:number-columns-spanned="2" table:number-rows-spanned="1">
            <text:p>4.- El sistema rellen unas etiquetas con la informacion</text:p>
            <text:p>Del item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 El gerente le da click al boton editar.</text:p>
          </table:table-cell>
          <table:covered-table-cell/>
          <table:table-cell office:value-type="string" calcext:value-type="string" table:number-columns-spanned="2" table:number-rows-spanned="1">
            <text:p>6.- El sistema muestra un area para editar la </text:p>
            <text:p>Informacion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7..- El gerente ingresa los nuevos datos del item.</text:p>
          </table:table-cell>
          <table:covered-table-cell/>
          <table:table-cell office:value-type="string" calcext:value-type="string" table:number-columns-spanned="2" table:number-rows-spanned="1">
            <text:p>8.- El sistema guarda los datos modificados del item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9.- Se muestra en los items del menú el item con la informacion</text:p>
            <text:p>Modificad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El gerente introduce datos incorrectos, y el sistema muestra el erro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El gerente dejo una casilla en blanco, el sistema muestra el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Borrar Item Del Menu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Borrar un item del menú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eliminara un item del menú, para esto necesitara indicar el nombre de la</text:p>
            <text:p> comida que desea eliminar, o seleciconarla entre los elementos del menú que se mostraran.</text:p>
            <text:p> Haciendo así que ese platillo no se cocine ma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 algun item delmenu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2,CU13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entra a la opcion menú, en su interfaz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e menú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gerente da click al item que desea borrar.</text:p>
          </table:table-cell>
          <table:covered-table-cell/>
          <table:table-cell office:value-type="string" calcext:value-type="string" table:number-columns-spanned="2" table:number-rows-spanned="1">
            <text:p>4.- El sistema rellen unas etiquetas con la informacion</text:p>
            <text:p>Del item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 El gerente le da click al boton borrar.</text:p>
          </table:table-cell>
          <table:covered-table-cell/>
          <table:table-cell office:value-type="string" calcext:value-type="string" table:number-columns-spanned="2" table:number-rows-spanned="1">
            <text:p>6.- El sistema lanza un mensaje diciendo que ya se</text:p>
            <text:p>Borro. 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7..- El gerente mira en la lista del menú que se borro el item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5:</text:p>
          </table:table-cell>
          <table:table-cell office:value-type="string" calcext:value-type="string" table:number-columns-spanned="3" table:number-rows-spanned="1">
            <text:p>El gerente no selecciono ninguna casilla, y el sistema notifica que no hay item para elimina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Generar Factur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Generar la factura que se le dara al cliente de sus gastos,</text:p>
          </table:table-cell>
          <table:covered-table-cell table:number-columns-repeated="2"/>
        </table:table-row>
        <table:table-row table:style-name="ro13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indica al sistema que se debe generar la factura electronica, para ello</text:p>
            <text:p> se necesitara la informacion del alojamiento que esta en cuestion, para luego generar una </text:p>
            <text:p>factura electronica que tendrá el tanto el total de dinero detallado en consumo en el </text:p>
            <text:p>Restaurante como el de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 algun alojamiento activ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4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recepcionista ingresa el numero de alojamiento al que se le</text:p>
            <text:p>Generara la factura.</text:p>
          </table:table-cell>
          <table:covered-table-cell/>
          <table:table-cell office:value-type="string" calcext:value-type="string" table:number-columns-spanned="2" table:number-rows-spanned="1">
            <text:p>2.- El sistema muestra la informacion del alojmiento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le da click a ver listado de consumo, que esta</text:p>
            <text:p>En esta interfaz.</text:p>
          </table:table-cell>
          <table:covered-table-cell/>
          <table:table-cell office:value-type="string" calcext:value-type="string" table:number-columns-spanned="2" table:number-rows-spanned="1">
            <text:p>4.- El sistema muestra el listado de consumos de un </text:p>
            <text:p>Alojamiento especifico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 El recepcionista le da click al boton de generar factura.</text:p>
          </table:table-cell>
          <table:covered-table-cell/>
          <table:table-cell office:value-type="string" calcext:value-type="string" table:number-columns-spanned="2" table:number-rows-spanned="1">
            <text:p>6.- El sistema genera la factura, con los datos del </text:p>
            <text:p>Cliente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7..- El gerente le entrega la factura a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2">
          <table:table-cell/>
          <table:table-cell office:value-type="string" calcext:value-type="string">
            <text:p>Linea 1:</text:p>
          </table:table-cell>
          <table:table-cell office:value-type="string" calcext:value-type="string" table:number-columns-spanned="3" table:number-rows-spanned="1">
            <text:p>El recepcionista no ingreso numero de alojamiento por lo tanto no hay informacion del </text:p>
            <text:p>Alojamiento, y se queda en espera de un numero valido de alojamient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onsultar Habitaciones Disponibl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que habitaciones estan vacias.</text:p>
          </table:table-cell>
          <table:covered-table-cell table:number-columns-repeated="2"/>
        </table:table-row>
        <table:table-row table:style-name="ro1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indica al sistema que le muestre que habitaciones estan disponibles en el </text:p>
            <text:p>Dia en cuestion, enlistandole todas las que no tengan ningun alojamiento activ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recepcionista da click al boton de ver habitaciones </text:p>
            <text:p>Disponibles en su interfaz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habitaciones disponibles ese dia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da click a una habitacion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a habitacion</text:p>
            <text:p>En la interfaz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7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onsultar Habitaciones Ocupada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que habitaciones estan llenas.</text:p>
          </table:table-cell>
          <table:covered-table-cell table:number-columns-repeated="2"/>
        </table:table-row>
        <table:table-row table:style-name="ro1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indica al sistema que le muestre que habitaciones estan ocupadas en el</text:p>
            <text:p> Dia en cuestion, enlistandole todas las habitaciones que tienen un alojamiento en ese moment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recepcionista da click al boton de ver habitaciones </text:p>
            <text:p>Ocupadas en su interfaz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habitaciones ocupadas ese dia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da click a una habitacion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a habitacion</text:p>
            <text:p>En la interfaz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8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onsultar Reservaciones Realizada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que reservaciones estan realizadas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indica al sistema que le muestre que reservaciones estan registradas o </text:p>
            <text:p>proximas a venir, solo las proximas, enlistando así todas las reservaciones que estan del dia en </text:p>
            <text:p>Cuestion para adela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1.-El recepcionista da click al boton de ver reservaciones en su </text:p>
            <text:p>Interfaz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reservaciones. Donde se enlistan las reservaciones</text:p>
            <text:p>Activa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da click a una reservacion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a reservacion</text:p>
            <text:p>En la interfaz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1:</text:p>
          </table:table-cell>
          <table:table-cell office:value-type="string" calcext:value-type="string" table:number-columns-spanned="3" table:number-rows-spanned="1">
            <text:p>No hay reservaciones por lo cual se mostrara vacio el espacio donde van las reservaciones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19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Ingresos al Hote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ingresos al hotel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los ingresos del hotel en un intervalo de </text:p>
            <text:p>tiempo especificado, tanto de alojamiento como de restaurante, con esto seran enlistadas todas </text:p>
            <text:p>Las actividades de ingresos del hotel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gerente selecciona el reporte de ingresos al hotel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os ingreso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ingresa el rango de fechas en el cual desea</text:p>
            <text:p>Verlo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os ingresos en</text:p>
            <text:p>Esas fecha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El gerente mira los ingresos del hotel en esas fechas así como</text:p>
            <text:p>El total genera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6.-El gerente da click al boton de guardar reporte</text:p>
          </table:table-cell>
          <table:covered-table-cell/>
          <table:table-cell office:value-type="string" calcext:value-type="string" table:number-columns-spanned="2" table:number-rows-spanned="1">
            <text:p>7.-El sistema le pregunta donde guardarlo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8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9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Las fechas que se ingresaron no son validas, por lo cual el sistema manda mensaje de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Ingresos Por un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ingresos de un cliente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los gastos tanto de alojamiento como de </text:p>
            <text:p>consumo de un cliente en especifico en un intervalo de tiempo, enlistando así todos los gastos </text:p>
            <text:p>Por este cli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gerente selecciona el reporte de ingresos al hotel de un</text:p>
            <text:p>Cliente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os ingreso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ingresa el rango de fechas en el cual desea</text:p>
            <text:p>Verlo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os ingresos en</text:p>
            <text:p>Esas fecha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El gerente mira los ingresos del hotel en esas fechas así como</text:p>
            <text:p>El total genera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6.-El gerente da click al boton de guardar reporte</text:p>
          </table:table-cell>
          <table:covered-table-cell/>
          <table:table-cell office:value-type="string" calcext:value-type="string" table:number-columns-spanned="2" table:number-rows-spanned="1">
            <text:p>7.-El sistema le pregunta donde guardarlo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8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9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Las fechas que se ingresaron no son validas, por lo cual el sistema manda mensaje de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Ingresos De Habit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ingresos de una habitacion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los gastos tanto de alojamiento como de </text:p>
            <text:p>consumo de un habitacion en especifico en un intervalo de tiempo, enlistando así todos los </text:p>
            <text:p>Gastos que varios clientes tuvieron sobre esta habit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gerente selecciona el reporte de ingresos al hotel de una </text:p>
            <text:p>Habitacion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os ingreso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3.- El recepcionista ingresa el rango de fechas en el cual desea</text:p>
            <text:p>Verlo.</text:p>
          </table:table-cell>
          <table:covered-table-cell/>
          <table:table-cell office:value-type="string" calcext:value-type="string" table:number-columns-spanned="2" table:number-rows-spanned="1">
            <text:p>4.- El sistema rellena la informacion de los ingresos en</text:p>
            <text:p>Esas fechas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5.-El gerente mira los ingresos del hotel en esas fechas así como</text:p>
            <text:p>El total genera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6.-El gerente da click al boton de guardar reporte</text:p>
          </table:table-cell>
          <table:covered-table-cell/>
          <table:table-cell office:value-type="string" calcext:value-type="string" table:number-columns-spanned="2" table:number-rows-spanned="1">
            <text:p>7.-El sistema le pregunta donde guardarlo.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8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9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Las fechas que se ingresaron no son validas, por lo cual el sistema manda mensaje de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Habitacion Mas Popula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la habitacion mas popular.</text:p>
          </table:table-cell>
          <table:covered-table-cell table:number-columns-repeated="2"/>
        </table:table-row>
        <table:table-row table:style-name="ro1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que habitacion es la que mas popular ha </text:p>
            <text:p>Sido a lo largo de todo el proyecto del hotel, incluyendo el listado de alojamientos en esta habit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4">
          <table:table-cell/>
          <table:table-cell office:value-type="string" calcext:value-type="string" table:number-columns-spanned="2" table:number-rows-spanned="1">
            <text:p>1.-El gerente selecciona el reporte de habitacion mas popular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os ingresos.</text:p>
          </table:table-cell>
          <table:covered-table-cell/>
        </table:table-row>
        <table:table-row table:style-name="ro12">
          <table:table-cell/>
          <table:table-cell table:style-name="ce3" office:value-type="string" calcext:value-type="string" table:number-columns-spanned="2" table:number-rows-spanned="1">
            <text:p><text:span text:style-name="T1">3.-El gerente mira cual es la habitaico mas popular, así como sus</text:span></text:p>
            <text:p><text:span text:style-name="T1">Ingresos</text:span>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4.-El gerente da click al boton de guardar reporte</text:p>
          </table:table-cell>
          <table:covered-table-cell/>
          <table:table-cell table:style-name="ce3" office:value-type="string" calcext:value-type="string" table:number-columns-spanned="2" table:number-rows-spanned="1">
            <text:p>5.-El sistema le pregunta donde guardarlo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6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7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Habitacion Ocupada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las habitaciones ocupadas en una fecha.</text:p>
          </table:table-cell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que habitaciones estan ocupadas en </text:p>
            <text:p>Una fecha especifica.</text:p>
            <text:p/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7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2">
          <table:table-cell/>
          <table:table-cell office:value-type="string" calcext:value-type="string" table:number-columns-spanned="2" table:number-rows-spanned="1">
            <text:p>1.-El gerente selecciona la consulta de habitaciones ocupadas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habitaciones.</text:p>
          </table:table-cell>
          <table:covered-table-cell/>
        </table:table-row>
        <table:table-row table:style-name="ro12">
          <table:table-cell/>
          <table:table-cell table:style-name="ce3" office:value-type="string" calcext:value-type="string" table:number-columns-spanned="2" table:number-rows-spanned="1">
            <text:p>3.-El gerente selecciona la fecha en la cual desea verlo.</text:p>
          </table:table-cell>
          <table:covered-table-cell/>
          <table:table-cell office:value-type="string" calcext:value-type="string" table:number-columns-spanned="2" table:number-rows-spanned="1">
            <text:p>4.- El sistema muestra que habitaciones estan ocupadas</text:p>
            <text:p>En la fecha indicada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El gerente da click al boton de guardar reporte</text:p>
          </table:table-cell>
          <table:covered-table-cell/>
          <table:table-cell table:style-name="ce3" office:value-type="string" calcext:value-type="string" table:number-columns-spanned="2" table:number-rows-spanned="1">
            <text:p>6.-El sistema le pregunta donde guardarlo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7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8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porte Habitacion Disponible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el reporte de las habitaciones disponibles en una fecha.</text:p>
          </table:table-cell>
          <table:covered-table-cell table:number-columns-repeated="2"/>
        </table:table-row>
        <table:table-row table:style-name="ro12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que habitaciones</text:p>
            <text:p>Estan disponibles en una fecha especific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6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1">
            <text:p>1.-El gerente selecciona la consulta de habitaciones disponibles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habitaciones.</text:p>
          </table:table-cell>
          <table:covered-table-cell/>
        </table:table-row>
        <table:table-row table:style-name="ro12">
          <table:table-cell/>
          <table:table-cell table:style-name="ce3" office:value-type="string" calcext:value-type="string" table:number-columns-spanned="2" table:number-rows-spanned="1">
            <text:p>3.-El gerente selecciona la fecha en la cual desea verlo.</text:p>
          </table:table-cell>
          <table:covered-table-cell/>
          <table:table-cell office:value-type="string" calcext:value-type="string" table:number-columns-spanned="2" table:number-rows-spanned="1">
            <text:p>4.- El sistema muestra que habitaciones estan disponibles</text:p>
            <text:p>En la fecha indicada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El gerente da click al boton de guardar reporte</text:p>
          </table:table-cell>
          <table:covered-table-cell/>
          <table:table-cell table:style-name="ce3" office:value-type="string" calcext:value-type="string" table:number-columns-spanned="2" table:number-rows-spanned="1">
            <text:p>6.-El sistema le pregunta donde guardarlo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7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8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osumos Hechos En EL Restaura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Ver los consumos hechos en el restaurante</text:p>
          </table:table-cell>
          <table:covered-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ver todos los consumos hechos en el </text:p>
            <text:p>Restaurante en un intervalo de tiempo. Enlistando así todos los consumo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repor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10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1.-El gerente selecciona la consulta de consumos hechos</text:p>
            <text:p>En el restaurante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os consumos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El gerente selecciona las fechas en el cual desea verlo.</text:p>
          </table:table-cell>
          <table:covered-table-cell/>
          <table:table-cell office:value-type="string" calcext:value-type="string" table:number-columns-spanned="2" table:number-rows-spanned="1">
            <text:p>4.- El sistema muestra la informacion de los consumos</text:p>
            <text:p>En ese intervalo de tiempo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El gerente da click al boton de guardar reporte</text:p>
          </table:table-cell>
          <table:covered-table-cell/>
          <table:table-cell table:style-name="ce3" office:value-type="string" calcext:value-type="string" table:number-columns-spanned="2" table:number-rows-spanned="1">
            <text:p>6.-El sistema le pregunta donde guardarlo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7- El gerente indica donde desea guardar el reporte en su </text:p>
            <text:p>Computadora.</text:p>
          </table:table-cell>
          <table:covered-table-cell/>
          <table:table-cell office:value-type="string" calcext:value-type="string" table:number-columns-spanned="2" table:number-rows-spanned="1">
            <text:p>8.- Se guarda el archivo en la ruta indicada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El rango de fechas esta mal introducidas, el sistema muestra el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ambiar Precio Habit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ambiarle el precio una habitacion especifica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le indica al sistema que desea cambiar el precio de una habitacion </text:p>
            <text:p>indicandole cual habitacion sera, luego procedera a asignarle un precio por noche valido a la </text:p>
            <text:p>Habitaicon que cumpla entre los estandares del departamento de turismo del pai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ger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1.-El gerente selecciona el boton para ir a editar habitaciones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donde se mostraran</text:p>
            <text:p>Las habitaciones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El gerente selecciona una habitacion de las que se</text:p>
            <text:p>Enlistaron.</text:p>
          </table:table-cell>
          <table:covered-table-cell/>
          <table:table-cell office:value-type="string" calcext:value-type="string" table:number-columns-spanned="2" table:number-rows-spanned="1">
            <text:p>4.- El sistema  rellena la informacion de la habitacioin</text:p>
            <text:p>Escogida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5.-El gerente da click al boton de editar habitacion.</text:p>
          </table:table-cell>
          <table:covered-table-cell/>
          <table:table-cell table:style-name="ce3" office:value-type="string" calcext:value-type="string" table:number-columns-spanned="2" table:number-rows-spanned="1">
            <text:p>6.-El sistema abre un lugar para poder editar la </text:p>
            <text:p>Informacion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7- El gerente indica el precio nuevo de la habitacion</text:p>
          </table:table-cell>
          <table:covered-table-cell/>
          <table:table-cell office:value-type="string" calcext:value-type="string" table:number-columns-spanned="2" table:number-rows-spanned="1">
            <text:p>8.- Se guardan los nuevos datos de la habitacion.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9.- El recepcionista comprueba en la informacion que se ha</text:p>
            <text:p>Cambiado el preci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El dato introducido no es valido por lo cual el sistema muestra el error y espera a que se ponga</text:p>
            <text:p>Un nuevo dat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7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Registrar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, Cli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Registrar a un cliente en el sistema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le pide los datos a un cliente que es nuevo en el hotel, es decir que nunca ha</text:p>
            <text:p> estado aquí antes, para ello le solicita su nombre, apellido, DPI y su NIT, se valida la </text:p>
            <text:p>Informacion y se procede a registrar en el sistema al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se este realizando una reservacion, y que el cliente no este registrad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le pide los datos a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4">
          <table:table-cell/>
          <table:table-cell table:style-name="ce3" office:value-type="string" calcext:value-type="string" table:number-columns-spanned="2" table:number-rows-spanned="1">
            <text:p>2.- El cliente le da sus datos personales: nombre, apellidos,</text:p>
            <text:p>DPI, Ciudad, NIT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 El recepcionista ingresa los datos proporcionados por el </text:p>
            <text:p>Cliente.</text:p>
          </table:table-cell>
          <table:covered-table-cell/>
          <table:table-cell table:style-name="ce3" office:value-type="string" calcext:value-type="string" table:number-columns-spanned="2" table:number-rows-spanned="1">
            <text:p>4.- El sistema valida la informacion y procede a </text:p>
            <text:p>Registrarlo en el sistema. 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5.-El gerente le informa al cliente que su registro en el sistema</text:p>
            <text:p>Esta completa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El cliente no dio los datos correctamente, se muestra el mensaje de error y queda en espera que se</text:p>
            <text:p>Introduzca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8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rear Usuari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, Usuario Nuev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Registrar un usuario del hotel en el sistema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inserta los datos pertinentes de un usuario al sistema, los cuales son: usuario, </text:p>
            <text:p>contraseña, tipo usuario, nombre y apellido, luego se valida la informacion y se procede a registrar </text:p>
            <text:p>Al usuario en el sistem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da click al boton de nuevo usuario.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para crear un usuario.</text:p>
          </table:table-cell>
          <table:covered-table-cell/>
        </table:table-row>
        <table:table-row table:style-name="ro14">
          <table:table-cell/>
          <table:table-cell table:style-name="ce3" office:value-type="string" calcext:value-type="string" table:number-columns-spanned="2" table:number-rows-spanned="1">
            <text:p>3.- El gerente le pide los datos al usuario nuevo: Usuario,</text:p>
            <text:p>Contraseña, tipo usuario, nombre, apellido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4.- El usuario nuevo le proporciona los datos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5.- El gerente ingresa los datos proporciondos en el sistema.</text:p>
          </table:table-cell>
          <table:covered-table-cell/>
          <table:table-cell table:style-name="ce3" office:value-type="string" calcext:value-type="string" table:number-columns-spanned="2" table:number-rows-spanned="1">
            <text:p>6.- El sistema valida la informacion y procede a Registrarlo en</text:p>
            <text:p>El sistema.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7.- El recepcionista le confirma al usuario nuevo que ya puede</text:p>
            <text:p><text:span text:style-name="T2">Ingresar al sistema con sus datos proporcionados.</text:span>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El usuario nuevo no dio los datos correctamente, se muestra el mensaje de error y queda en espera que se</text:p>
            <text:p>Introduzca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2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29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rear Habitacion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rear una nueva habitacion(solo si en el futuro se agranda el hotel)</text:p>
          </table:table-cell>
          <table:covered-table-cell table:number-columns-repeated="2"/>
        </table:table-row>
        <table:table-row table:style-name="ro8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gerente del hotel tendrá la posibilidad de crear nuevas habitaciones, de base estaran 16 </text:p>
            <text:p>habitaciones 4 en cada nivel. Sin embargo se necesitara el tipo de habitacion, el nivel en el que se </text:p>
            <text:p>encuentra y su precio de lanzamiento que tendrá, se validara la informacion y se procedera a </text:p>
            <text:p>Registrar la habit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da click al boton de crear habitacino</text:p>
          </table:table-cell>
          <table:covered-table-cell/>
          <table:table-cell office:value-type="string" calcext:value-type="string" table:number-columns-spanned="2" table:number-rows-spanned="1">
            <text:p>2.- El sistema muestra la interfaz para crear una habitacion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 El gerente ingresa los datos de la nueva habitacion: tipo</text:p>
            <text:p>Habitacion, nivel y precio.</text:p>
          </table:table-cell>
          <table:covered-table-cell/>
          <table:table-cell office:value-type="string" calcext:value-type="string" table:number-columns-spanned="2" table:number-rows-spanned="1">
            <text:p>4.- El sistema valida la informacion y procede a  Registrarlo </text:p>
            <text:p>En el sistema. 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5.- El sistema indica que ya se registro la habitacion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El gerente no dio los datos correctamente, se muestra el mensaje de error y queda en espera que se</text:p>
            <text:p>Introduzca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3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rear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,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Crear el nuevo alojamiento</text:p>
          </table:table-cell>
          <table:covered-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El recepcionista del hotel hará el check-in y con la informacion de la reservacion con la cual se esta </text:p>
            <text:p>Haciendo el check-in se procedera a registrar el alojamiento en el sistem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 una reserv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,CU3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recepcionista da click a crear alojamiento</text:p>
          </table:table-cell>
          <table:covered-table-cell/>
          <table:table-cell office:value-type="string" calcext:value-type="string" table:number-columns-spanned="2" table:number-rows-spanned="1">
            <text:p>2.- El sistema abre la interfaz para crear el nuevo alojamiento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3.- El recepcionista le pide el numero de reservacion al client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4.- El cliente le proporciona el numero de reservacion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5.- El recepcionista ingresa el numero de reservacion.</text:p>
          </table:table-cell>
          <table:covered-table-cell/>
          <table:table-cell table:style-name="ce3" office:value-type="string" calcext:value-type="string" table:number-columns-spanned="2" table:number-rows-spanned="1">
            <text:p>6.- El sistema genera el alojamiento basado en la informacion</text:p>
            <text:p>De la reservacion hecha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7.- El recepcionista le da el numero de alojamiento al clien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El numero de reservacion no es un numero registrado, por lo cual el sistema dice que no  Existe una </text:p>
            <text:p>Reservacion con ese numer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Inicio Ses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Usuario del sistem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Que un usuario pueda ingresar al sistema</text:p>
          </table:table-cell>
          <table:covered-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Un usuario cualquiera introduce sus datos de usuario y contraseña para luego ser validada y </text:p>
            <text:p>Aceptad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usuario da click al boton iniciar sesion</text:p>
          </table:table-cell>
          <table:covered-table-cell/>
          <table:table-cell office:value-type="string" calcext:value-type="string" table:number-columns-spanned="2" table:number-rows-spanned="1">
            <text:p>2.- El sistema abre la interfaz introducir los datos del usuario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 El usuario introduce su usuario y contraseña.</text:p>
          </table:table-cell>
          <table:covered-table-cell/>
          <table:table-cell office:value-type="string" calcext:value-type="string" table:number-columns-spanned="2" table:number-rows-spanned="1">
            <text:p>4.- El sistema valida la informacion y procede a irse a la </text:p>
            <text:p>Interfaz pertinente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Los datos introducidos no son correctos, por lo cual el sistema manda el mensaje de error de que no</text:p>
            <text:p>Se encuentra al usuario con esa inform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Consultar Informacion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Obtener informacion de un cliente especifico.</text:p>
          </table:table-cell>
          <table:covered-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Un recepcionista podra consultar la informacion de un cliente especifico del sistema, por medio de su</text:p>
            <text:p>DPI, enlistando así sus datos: nombre, apellido, DPI, y NIT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1.-El recepcionista da click al boton de consultar informacion</text:p>
            <text:p>De un cliente</text:p>
          </table:table-cell>
          <table:covered-table-cell/>
          <table:table-cell office:value-type="string" calcext:value-type="string" table:number-columns-spanned="2" table:number-rows-spanned="1">
            <text:p>2.- El sistema abre la interfaz de los clientes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 El usuario introduce el DPI del cliente que desea ver.</text:p>
          </table:table-cell>
          <table:covered-table-cell/>
          <table:table-cell office:value-type="string" calcext:value-type="string" table:number-columns-spanned="2" table:number-rows-spanned="1">
            <text:p>4.- El sistema valida la informacion y procede a mostrar la </text:p>
            <text:p>Informacion del cliente especificado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 El recepcionista mira la informacion y la usa a su conveniencia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Los datos introducidos no son correctos, por lo cual el sistema manda el mensaje de error de que no</text:p>
            <text:p>Se encuentra al usuario con esa informa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4: </text:p>
          </table:table-cell>
          <table:table-cell office:value-type="string" calcext:value-type="string" table:number-columns-spanned="3" table:number-rows-spanned="1">
            <text:p>No existe un cliente con el DPI especificado, y no muestra nada.</text:p>
          </table:table-cell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Pagar Diner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,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Realizar algun pago que se requiera</text:p>
          </table:table-cell>
          <table:covered-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Un recepcionista le indica el dinero a pagar a un cliente, con lo cual el cliente procede a pagar el monto </text:p>
            <text:p>Total de la transaccio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ncipal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alguna transaccion que requiera hacer un pag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3,CU8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recepcionista le informa al cliente cuanto es el monto a paga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.- El cliente le da efectivo al recepcioinista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3.- El recepcionista indica cuando dinero recibio</text:p>
          </table:table-cell>
          <table:covered-table-cell/>
          <table:table-cell table:style-name="ce3" office:value-type="string" calcext:value-type="string" table:number-columns-spanned="2" table:number-rows-spanned="1">
            <text:p>4.- El sistema le muestra cuanto vuelto hay que dar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 El recepcionista le da el vuelto pertinente al cliente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2:</text:p>
          </table:table-cell>
          <table:table-cell office:value-type="string" calcext:value-type="string" table:number-columns-spanned="3" table:number-rows-spanned="1">
            <text:p>El cliente le paga con una tarjeta de credito/debito, con lo cual el recepcionista indica que se pago con </text:p>
            <text:p>Tarjeta de credito/debito y finaliza el pag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2:</text:p>
          </table:table-cell>
          <table:table-cell office:value-type="string" calcext:value-type="string" table:number-columns-spanned="3" table:number-rows-spanned="1">
            <text:p>El cliente no tiene dinero, por lo tanto se cancela el pag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ditar Usu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, Usuario Cualquiera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ditar la informacion de un usuario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usuario le indica al gerente que su informacion no es la que el desea </text:span></text:p>
            <text:p><text:span text:style-name="T1">Tener registrada, por lo cual el gerente entra al area de usuarios para </text:span></text:p>
            <text:p><text:span text:style-name="T1">Editar la informacion del usuario que le esta solicitando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Ningun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CU28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usuario le indica al gerente que desea cambiar su inform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2.-El gerente da click al boton de usuarios, ubicado en su interfaz.</text:p>
          </table:table-cell>
          <table:covered-table-cell/>
          <table:table-cell office:value-type="string" calcext:value-type="string" table:number-columns-spanned="2" table:number-rows-spanned="1">
            <text:p>3.-Se abre al interfaz que contiene la informacion de  los</text:p>
            <text:p> Usuarios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4.- El Gerente le pregunta al usuario la informacion que desea cambiar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 El usuario le proporciona la informacion a cambiar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6.- El gerente introduce los datos y da click al boton editar.</text:p>
          </table:table-cell>
          <table:covered-table-cell/>
          <table:table-cell office:value-type="string" calcext:value-type="string" table:number-columns-spanned="2" table:number-rows-spanned="1">
            <text:p>7.- El sistema manda el mensaje de que se guardo correctaente la informacion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8.- El gerente le indica al usuario que su informacion esta actualizad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No se proporciona datos correctos en las casillas correctas por lo cual el sistema manda un mensaje de erro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Faltan datos por completar, se muestra el mensaje de error y queda en espera que se introduzca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liminar Usu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liminar a un usuario del sistema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gerente desea eliminar la informacion de un usuario del sistema por lo</text:span></text:p>
            <text:p>Cual entra al area de usuarios y escoge al usuario que desea eliminar, y</text:p>
            <text:p>Lo elimina del sistem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el area de usuario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gerente busca al usuario que desea eliminar y da click.</text:p>
          </table:table-cell>
          <table:covered-table-cell/>
          <table:table-cell office:value-type="string" calcext:value-type="string" table:number-columns-spanned="2" table:number-rows-spanned="1">
            <text:p>2.- Se muestra la informacion del usuario que se selecciono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3.- El gerente le da click al boton de eliminar</text:p>
          </table:table-cell>
          <table:covered-table-cell/>
          <table:table-cell office:value-type="string" calcext:value-type="string" table:number-columns-spanned="2" table:number-rows-spanned="1">
            <text:p>4.- Se manda un mensaje diciendo que ya se elimino al usuario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ditar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, Cli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ditar la informacion de un cliente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cliente le indica al recepcionista que su informacion no es la pertinente</text:span></text:p>
            <text:p>Por lo cual el recepcionista procede a editar la informacion del cliente en el</text:p>
            <text:p>Area donde se encuentran los client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n clientes registrado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4">
          <table:table-cell/>
          <table:table-cell office:value-type="string" calcext:value-type="string" table:number-columns-spanned="2" table:number-rows-spanned="1">
            <text:p>1.- El cliente le indica al recepcionista que su informacion no es la </text:p>
            <text:p>Adecuad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.- El recepcionista procede a ir al area de clientes.</text:p>
          </table:table-cell>
          <table:covered-table-cell/>
          <table:table-cell office:value-type="string" calcext:value-type="string" table:number-columns-spanned="2" table:number-rows-spanned="1">
            <text:p>3.- El sistema muestra la interfaz con la informacion de los clientes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4.- El recepcionista le pregunta su dpi al cliente.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 EL cliente se lo propociona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6.- El recepcionista introduce el dpi para buscar al cliente y le da click.</text:p>
          </table:table-cell>
          <table:covered-table-cell/>
          <table:table-cell office:value-type="string" calcext:value-type="string" table:number-columns-spanned="2" table:number-rows-spanned="1">
            <text:p>7.- EL sistema muestra la informacion del client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8.- EL recepcionista le da editar informacion</text:p>
          </table:table-cell>
          <table:covered-table-cell/>
          <table:table-cell office:value-type="string" calcext:value-type="string" table:number-columns-spanned="2" table:number-rows-spanned="1">
            <text:p>9.- El sistema permite modificar la informacion del cliente.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0.- El recepcionista le pregunta la informacion nueva al client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1.- El cliente la proporciona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12.- <text:s/>El recepcionista introduce los datos </text:p>
          </table:table-cell>
          <table:covered-table-cell/>
          <table:table-cell office:value-type="string" calcext:value-type="string" table:number-columns-spanned="2" table:number-rows-spanned="1">
            <text:p>13.- EL sistema valida la informacion y por lo tanto manda el</text:p>
            <text:p> mensaje de que se edito la inormacion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4.- El recepcionista le indica al cliente que se modifico la informacion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7:</text:p>
          </table:table-cell>
          <table:table-cell office:value-type="string" calcext:value-type="string" table:number-columns-spanned="3" table:number-rows-spanned="1">
            <text:p>No existe ningun cliente con ese dpi y el sistema no muestra nad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13:</text:p>
          </table:table-cell>
          <table:table-cell office:value-type="string" calcext:value-type="string" table:number-columns-spanned="3" table:number-rows-spanned="1">
            <text:p>No se introducieron datos validos por lo que se muestra el mensaje de error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13:</text:p>
          </table:table-cell>
          <table:table-cell office:value-type="string" calcext:value-type="string" table:number-columns-spanned="3" table:number-rows-spanned="1">
            <text:p>Hay casillas vacias y el sistema manda el error y se queda esperando datos validos.</text:p>
          </table:table-cell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7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Eliminar Clien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Gerente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Eliminar la informacion de un cliente.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1">El gerente desea eliminar la informacion de un cliente por lo cual</text:span></text:p>
            <text:p>Entra al area de clientes y selecciona al cliente que se va a eliminar. Y lo </text:p>
            <text:p>Elimina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Secund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xistan clientes registrado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 El gerente entra al area de clientes.</text:p>
          </table:table-cell>
          <table:covered-table-cell/>
          <table:table-cell office:value-type="string" calcext:value-type="string" table:number-columns-spanned="2" table:number-rows-spanned="1">
            <text:p>2.- El sistema abre la interfaz de los clientes.</text:p>
          </table:table-cell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3.- EL gerente busca al cliente que desea eliminar por medio de su </text:p>
            <text:p>DPI.</text:p>
          </table:table-cell>
          <table:covered-table-cell/>
          <table:table-cell office:value-type="string" calcext:value-type="string" table:number-columns-spanned="2" table:number-rows-spanned="1">
            <text:p>4.- Se muestra la informacion del cliente respectivo.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5.- El gerente le da click al boton borrar.</text:p>
          </table:table-cell>
          <table:covered-table-cell/>
          <table:table-cell table:style-name="ce3" office:value-type="string" calcext:value-type="string" table:number-columns-spanned="2" table:number-rows-spanned="1">
            <text:p>6-.El sistema manda el mensaje de que se borro con éxito al cliente.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6">
          <table:table-cell/>
          <table:table-cell office:value-type="string" calcext:value-type="string">
            <text:p>Linea 6:</text:p>
          </table:table-cell>
          <table:table-cell office:value-type="string" calcext:value-type="string" table:number-columns-spanned="3" table:number-rows-spanned="1">
            <text:p>No habia ningun cliente con el dpi dado por lo cual no se tiene la informacion para borrar, se manda el</text:p>
            <text:p>Mensaje de error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8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Hacer Check Ou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Cliente(inicia), Recepcion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Hacer el check out de un cliente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2">El cliente llega a la recepcion y le indica al recepcionista que desea hacer</text:span></text:p>
            <text:p><text:span text:style-name="T2">Check out, el recepcionista introduce el numero de alojamiento brindado por </text:span></text:p>
            <text:p><text:span text:style-name="T2">El cliente y con esto procedera a hacer el check out en la fecha correspondiente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este en la fecha de salida el alojami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4">
          <table:table-cell/>
          <table:table-cell office:value-type="string" calcext:value-type="string" table:number-columns-spanned="2" table:number-rows-spanned="1">
            <text:p>1.- El cliente llega a la recepcion y le indica al recepcionista que desea</text:p>
            <text:p>Hacer el check out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.-El recepcionista le pide el numero de alojamiento al client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3.- El cliente le proporciona el numero de alojamiento al recepcionista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6">
          <table:table-cell/>
          <table:table-cell table:style-name="ce3" office:value-type="string" calcext:value-type="string" table:number-columns-spanned="2" table:number-rows-spanned="1">
            <text:p>4.- El recepcionista procede introducir el numero de alojamiento</text:p>
          </table:table-cell>
          <table:covered-table-cell/>
          <table:table-cell table:style-name="ce3" office:value-type="string" calcext:value-type="string" table:number-columns-spanned="2" table:number-rows-spanned="1">
            <text:p>5.- El sistema muestra los consumos por lo que hay que </text:p>
            <text:p>Pagar 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1">
            <text:p>6.- El recepcionista le dice la informacion al cliente y procede a hacer</text:p>
            <text:p>El check out</text:p>
          </table:table-cell>
          <table:covered-table-cell/>
          <table:table-cell office:value-type="string" calcext:value-type="string" table:number-columns-spanned="2" table:number-rows-spanned="1">
            <text:p>7.- El sistema dice cuanto es lo que se tiene</text:p>
            <text:p> Que pagar y procede a realizar el pago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8.-El recepcionista le da al cliente su factura y el alojamiento termina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a 5:</text:p>
          </table:table-cell>
          <table:table-cell office:value-type="string" calcext:value-type="string" table:number-columns-spanned="3" table:number-rows-spanned="1">
            <text:p>No es fecha todavia para realizar el check out por lo que el sistema muestra que todavia no se pued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inea 2: </text:p>
          </table:table-cell>
          <table:table-cell office:value-type="string" calcext:value-type="string" table:number-columns-spanned="3" table:number-rows-spanned="1">
            <text:p>No se proporciono un numero de alojamiento valido por lo que el sistema se queda esperando uno valid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ASO DE USO 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 table:number-columns-spanned="3" table:number-rows-spanned="1">
            <text:p>CU39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so de Uso:</text:p>
          </table:table-cell>
          <table:table-cell office:value-type="string" calcext:value-type="string" table:number-columns-spanned="3" table:number-rows-spanned="1">
            <text:p>Hacer Check Out Obligato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 table:number-columns-spanned="3" table:number-rows-spanned="1">
            <text:p>Recepcionista(inicia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oposito:</text:p>
          </table:table-cell>
          <table:table-cell office:value-type="string" calcext:value-type="string" table:number-columns-spanned="3" table:number-rows-spanned="1">
            <text:p>Hacer el check out de un cliente obligatorio</text:p>
          </table:table-cell>
          <table:covered-table-cell table:number-columns-repeated="2"/>
        </table:table-row>
        <table:table-row table:style-name="ro7">
          <table:table-cell/>
          <table:table-cell table:style-name="ce4" office:value-type="string" calcext:value-type="string">
            <text:p>Resumen:</text:p>
          </table:table-cell>
          <table:table-cell table:style-name="ce5" office:value-type="string" calcext:value-type="string" table:number-columns-spanned="3" table:number-rows-spanned="1">
            <text:p><text:span text:style-name="T2">El recepcionista mira que un alojamiento ya paso de su fecha de check out</text:span></text:p>
            <text:p><text:span text:style-name="T2">Por lo cual procede a hacerle el check out obligatorio, haciendo así que el </text:span></text:p>
            <text:p><text:span text:style-name="T2">Cliente se salga de la habitacion, y dejandola libre.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 table:number-columns-spanned="3" table:number-rows-spanned="1">
            <text:p>Primario, Escen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condiciones:</text:p>
          </table:table-cell>
          <table:table-cell office:value-type="string" calcext:value-type="string" table:number-columns-spanned="3" table:number-rows-spanned="1">
            <text:p>Que la fecha de salida de algun alojamiento ya haya caducad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ferencias Cruzadas: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Accion de los Actores</text:p>
          </table:table-cell>
          <table:covered-table-cell/>
          <table:table-cell office:value-type="string" calcext:value-type="string" table:number-columns-spanned="2" table:number-rows-spanned="1">
            <text:p>Respuesta del Sistema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1.-El recepcionista mira que un alojamiento ya cumplio la fecha limite.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.- El rececpionista procede a realizar el check out obligatorio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3.- El recepcionista introduce los datos del alojamiento</text:p>
          </table:table-cell>
          <table:covered-table-cell/>
          <table:table-cell table:style-name="ce3" office:value-type="string" calcext:value-type="string" table:number-columns-spanned="2" table:number-rows-spanned="1">
            <text:p>4.- El sistema genera la factura automaticamente del check out.</text:p>
          </table:table-cell>
          <table:covered-table-cell/>
        </table:table-row>
        <table:table-row table:style-name="ro6">
          <table: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5.- Se muestra en pantalla que se realizo el check out obligatorio</text:p>
            <text:p> De alguien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Casos Alternos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2:04:09.453022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32:01.795569140</meta:creation-date>
    <dc:date>2018-10-20T12:10:53.064396472</dc:date>
    <meta:editing-duration>PT6H9M36S</meta:editing-duration>
    <meta:editing-cycles>12</meta:editing-cycles>
    <meta:generator>LibreOffice/5.4.6.2$Linux_X86_64 LibreOffice_project/40m0$Build-2</meta:generator>
    <meta:document-statistic meta:table-count="1" meta:cell-count="1172" meta:object-count="0"/>
  </office:meta>
</office:document-meta>
</file>